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23af" officeooo:paragraph-rsid="001b23af"/>
    </style:style>
    <style:style style:name="P2" style:family="paragraph" style:parent-style-name="Standard" style:list-style-name="L1">
      <style:text-properties officeooo:rsid="001b23af" officeooo:paragraph-rsid="001b23af"/>
    </style:style>
    <style:style style:name="P3" style:family="paragraph" style:parent-style-name="Standard" style:list-style-name="L1">
      <style:text-properties officeooo:paragraph-rsid="001b23af"/>
    </style:style>
    <style:style style:name="P4" style:family="paragraph" style:parent-style-name="Standard">
      <style:text-properties officeooo:rsid="001cff0a" officeooo:paragraph-rsid="001cff0a"/>
    </style:style>
    <style:style style:name="P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b23af" officeooo:paragraph-rsid="001b23af" fo:background-color="#1e1e1e"/>
    </style:style>
    <style:style style:name="P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198in"/>
    </style:style>
    <style:style style:name="T1" style:family="text">
      <style:text-properties officeooo:rsid="001b23af"/>
    </style:style>
    <style:style style:name="T2" style:family="text">
      <style:text-properties officeooo:rsid="001cff0a"/>
    </style:style>
    <style:style style:name="T3" style:family="text">
      <style:text-properties fo:color="#808080"/>
    </style:style>
    <style:style style:name="T4" style:family="text">
      <style:text-properties fo:color="#569cd6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dcdcaa"/>
    </style:style>
    <style:style style:name="T8" style:family="text">
      <style:text-properties fo:color="#4ec9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&lt;!</text:span><text:span text:style-name="T4">doctype</text:span> <text:span text:style-name="T5">html</text:span><text:span text:style-name="T3">&gt;</text:span></text:p>
      <text:p text:style-name="P5"><text:span text:style-name="T3">&lt;</text:span><text:span text:style-name="T4">html</text:span> <text:span text:style-name="T5">lang</text:span>=<text:span text:style-name="T6">"</text:span><text:span text:style-name="T7">{{</text:span><text:span text:style-name="T6"> </text:span><text:span text:style-name="T7">str_replace</text:span><text:span text:style-name="T6">('_', '-', </text:span><text:span text:style-name="T7">app</text:span><text:span text:style-name="T6">()</text:span>-&gt;<text:span text:style-name="T7">getLocale</text:span><text:span text:style-name="T6">()) </text:span><text:span text:style-name="T7">}}</text:span><text:span text:style-name="T6">"</text:span><text:span text:style-name="T3">&gt;</text:span></text:p>
      <text:p text:style-name="P5"><text:span text:style-name="T3">&lt;</text:span><text:span text:style-name="T4">head</text:span><text:span text:style-name="T3">&gt;</text:span></text:p>
      <text:p text:style-name="P5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5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"</text:span><text:span text:style-name="T3">&gt;</text:span></text:p>
      <text:p text:style-name="P9"/>
      <text:p text:style-name="P7">&lt;!-- CSRF Token --&gt;</text:p>
      <text:p text:style-name="P5"><text:span text:style-name="T3">&lt;</text:span><text:span text:style-name="T4">meta</text:span> <text:span text:style-name="T5">name</text:span>=<text:span text:style-name="T6">"csrf-token"</text:span> <text:span text:style-name="T5">content</text:span>=<text:span text:style-name="T6">"</text:span><text:span text:style-name="T7">{{</text:span><text:span text:style-name="T6"> </text:span><text:span text:style-name="T7">csrf_token</text:span><text:span text:style-name="T6">() </text:span><text:span text:style-name="T7">}}</text:span><text:span text:style-name="T6">"</text:span><text:span text:style-name="T3">&gt;</text:span></text:p>
      <text:p text:style-name="P9"/>
      <text:p text:style-name="P5"><text:span text:style-name="T3">&lt;</text:span><text:span text:style-name="T4">title</text:span><text:span text:style-name="T3">&gt;</text:span><text:span text:style-name="T7">{{</text:span> <text:span text:style-name="T7">config</text:span>(<text:span text:style-name="T6">'app.name'</text:span>, <text:span text:style-name="T6">'Laravel'</text:span>) <text:span text:style-name="T7">}}</text:span><text:span text:style-name="T3">&lt;/</text:span><text:span text:style-name="T4">title</text:span><text:span text:style-name="T3">&gt;</text:span></text:p>
      <text:p text:style-name="P9"/>
      <text:p text:style-name="P7">&lt;!-- Scripts --&gt;</text:p>
      <text:p text:style-name="P5"><text:span text:style-name="T3">&lt;</text:span><text:span text:style-name="T4">script</text:span> <text:span text:style-name="T5">src</text:span>=<text:span text:style-name="T6">"</text:span><text:span text:style-name="T7">{{</text:span><text:span text:style-name="T6"> </text:span><text:span text:style-name="T7">asset</text:span><text:span text:style-name="T6">('js/app.js') </text:span><text:span text:style-name="T7">}}</text:span><text:span text:style-name="T6">"</text:span> <text:span text:style-name="T5">defer</text:span><text:span text:style-name="T3">&gt;&lt;/</text:span><text:span text:style-name="T4">script</text:span><text:span text:style-name="T3">&gt;</text:span></text:p>
      <text:p text:style-name="P9"/>
      <text:p text:style-name="P7">&lt;!-- Fonts --&gt;</text:p>
      <text:p text:style-name="P5"><text:span text:style-name="T3">&lt;</text:span><text:span text:style-name="T4">link</text:span> <text:span text:style-name="T5">rel</text:span>=<text:span text:style-name="T6">"dns-prefetch"</text:span> <text:span text:style-name="T5">href</text:span>=<text:span text:style-name="T6">"//fonts.gstatic.com"</text:span><text:span text:style-name="T3">&gt;</text:span></text:p>
      <text:p text:style-name="P5"><text:span text:style-name="T3">&lt;</text:span><text:span text:style-name="T4">link</text:span> <text:span text:style-name="T5">href</text:span>=<text:span text:style-name="T6">"https://fonts.googleapis.com/css?family=Nunito"</text:span> <text:span text:style-name="T5">rel</text:span>=<text:span text:style-name="T6">"stylesheet"</text:span><text:span text:style-name="T3">&gt;</text:span></text:p>
      <text:p text:style-name="P9"/>
      <text:p text:style-name="P7">&lt;!-- Styles --&gt;</text:p>
      <text:p text:style-name="P5"><text:span text:style-name="T3">&lt;</text:span><text:span text:style-name="T4">link</text:span> <text:span text:style-name="T5">href</text:span>=<text:span text:style-name="T6">"</text:span><text:span text:style-name="T7">{{</text:span><text:span text:style-name="T6"> </text:span><text:span text:style-name="T7">asset</text:span><text:span text:style-name="T6">('css/app.css') </text:span><text:span text:style-name="T7">}}</text:span><text:span text:style-name="T6">"</text:span> <text:span text:style-name="T5">rel</text:span>=<text:span text:style-name="T6">"stylesheet"</text:span><text:span text:style-name="T3">&gt;</text:span></text:p>
      <text:p text:style-name="P5"><text:span text:style-name="T3">&lt;/</text:span><text:span text:style-name="T4">head</text:span><text:span text:style-name="T3">&gt;</text:span></text:p>
      <text:p text:style-name="P5"><text:span text:style-name="T3">&lt;</text:span><text:span text:style-name="T4">body</text:span><text:span text:style-name="T3">&gt;</text:span></text:p>
      <text:p text:style-name="P5"><text:span text:style-name="T3">&lt;</text:span><text:span text:style-name="T4">div</text:span> <text:span text:style-name="T5">id</text:span>=<text:span text:style-name="T6">"app"</text:span><text:span text:style-name="T3">&gt;</text:span></text:p>
      <text:p text:style-name="P5"><text:span text:style-name="T3">&lt;</text:span><text:span text:style-name="T4">nav</text:span> <text:span text:style-name="T5">class</text:span>=<text:span text:style-name="T6">"navbar navbar-expand-md navbar-light bg-white shadow-sm"</text:span><text:span text:style-name="T3">&gt;</text:span></text:p>
      <text:p text:style-name="P5"><text:span text:style-name="T3">&lt;</text:span><text:span text:style-name="T4">div</text:span> <text:span text:style-name="T5">class</text:span>=<text:span text:style-name="T6">"container"</text:span><text:span text:style-name="T3">&gt;</text:span></text:p>
      <text:p text:style-name="P5"><text:span text:style-name="T3">&lt;</text:span><text:span text:style-name="T4">a</text:span> <text:span text:style-name="T5">class</text:span>=<text:span text:style-name="T6">"navbar-brand"</text:span> <text:span text:style-name="T5">href</text:span>=<text:span text:style-name="T6">"</text:span><text:span text:style-name="T7">{{</text:span><text:span text:style-name="T6"> </text:span><text:span text:style-name="T7">url</text:span><text:span text:style-name="T6">('/') </text:span><text:span text:style-name="T7">}}</text:span><text:span text:style-name="T6">"</text:span><text:span text:style-name="T3">&gt;</text:span></text:p>
      <text:p text:style-name="P5"><text:span text:style-name="T7">{{</text:span> <text:span text:style-name="T7">config</text:span>(<text:span text:style-name="T6">'app.name'</text:span>, <text:span text:style-name="T6">'Laravel'</text:span>) <text:span text:style-name="T7">}}</text:span></text:p>
      <text:p text:style-name="P5"><text:span text:style-name="T3">&lt;/</text:span><text:span text:style-name="T4">a</text:span><text:span text:style-name="T3">&gt;</text:span></text:p>
      <text:p text:style-name="P5"><text:span text:style-name="T3">&lt;</text:span><text:span text:style-name="T4">button</text:span> <text:span text:style-name="T5">class</text:span>=<text:span text:style-name="T6">"navbar-toggler"</text:span> <text:span text:style-name="T5">type</text:span>=<text:span text:style-name="T6">"button"</text:span> <text:span text:style-name="T5">data-toggle</text:span>=<text:span text:style-name="T6">"collapse"</text:span> <text:span text:style-name="T5">data-target</text:span>=<text:span text:style-name="T6">"#navbarSupportedContent"</text:span> <text:span text:style-name="T5">aria-controls</text:span>=<text:span text:style-name="T6">"navbarSupportedContent"</text:span> <text:span text:style-name="T5">aria-expanded</text:span>=<text:span text:style-name="T6">"false"</text:span> <text:span text:style-name="T5">aria-label</text:span>=<text:span text:style-name="T6">"</text:span><text:span text:style-name="T7">{{</text:span><text:span text:style-name="T6"> </text:span><text:span text:style-name="T7">__</text:span><text:span text:style-name="T6">('Toggle navigation') </text:span><text:span text:style-name="T7">}}</text:span><text:span text:style-name="T6">"</text:span><text:span text:style-name="T3">&gt;</text:span></text:p>
      <text:p text:style-name="P5"><text:span text:style-name="T3">&lt;</text:span><text:span text:style-name="T4">span</text:span> <text:span text:style-name="T5">class</text:span>=<text:span text:style-name="T6">"navbar-toggler-icon"</text:span><text:span text:style-name="T3">&gt;&lt;/</text:span><text:span text:style-name="T4">span</text:span><text:span text:style-name="T3">&gt;</text:span></text:p>
      <text:p text:style-name="P5"><text:span text:style-name="T3">&lt;/</text:span><text:span text:style-name="T4">button</text:span><text:span text:style-name="T3">&gt;</text:span></text:p>
      <text:p text:style-name="P9"/>
      <text:p text:style-name="P5"><text:span text:style-name="T3">&lt;</text:span><text:span text:style-name="T4">div</text:span> <text:span text:style-name="T5">class</text:span>=<text:span text:style-name="T6">"collapse navbar-collapse"</text:span> <text:span text:style-name="T5">id</text:span>=<text:span text:style-name="T6">"navbarSupportedContent"</text:span><text:span text:style-name="T3">&gt;</text:span></text:p>
      <text:p text:style-name="P7">&lt;!-- Left Side Of Navbar --&gt;</text:p>
      <text:p text:style-name="P5"><text:span text:style-name="T3">&lt;</text:span><text:span text:style-name="T4">ul</text:span> <text:span text:style-name="T5">class</text:span>=<text:span text:style-name="T6">"navbar-nav mr-auto"</text:span><text:span text:style-name="T3">&gt;</text:span></text:p>
      <text:p text:style-name="P9"/>
      <text:p text:style-name="P5"><text:span text:style-name="T3">&lt;/</text:span><text:span text:style-name="T4">ul</text:span><text:span text:style-name="T3">&gt;</text:span></text:p>
      <text:p text:style-name="P9"/>
      <text:p text:style-name="P7">&lt;!-- Right Side Of Navbar --&gt;</text:p>
      <text:p text:style-name="P5"><text:span text:style-name="T3">&lt;</text:span><text:span text:style-name="T4">ul</text:span> <text:span text:style-name="T5">class</text:span>=<text:span text:style-name="T6">"navbar-nav ml-auto"</text:span><text:span text:style-name="T3">&gt;</text:span></text:p>
      <text:p text:style-name="P7">&lt;!-- Authentication Links --&gt;</text:p>
      <text:p text:style-name="P8">@guest</text:p>
      <text:p text:style-name="P5"><text:span text:style-name="T4">@if </text:span>(<text:span text:style-name="T8">Route</text:span>::<text:span text:style-name="T7">has</text:span>(<text:span text:style-name="T6">'login'</text:span>))</text:p>
      <text:p text:style-name="P5"><text:span text:style-name="T3">&lt;</text:span><text:span text:style-name="T4">li</text:span> <text:span text:style-name="T5">class</text:span>=<text:span text:style-name="T6">"nav-item"</text:span><text:span text:style-name="T3">&gt;</text:span></text:p>
      <text:p text:style-name="P5"><text:span text:style-name="T3">&lt;</text:span><text:span text:style-name="T4">a</text:span> <text:span text:style-name="T5">class</text:span>=<text:span text:style-name="T6">"nav-link"</text:span> <text:span text:style-name="T5">href</text:span>=<text:span text:style-name="T6">"</text:span><text:span text:style-name="T7">{{</text:span><text:span text:style-name="T6"> </text:span><text:span text:style-name="T7">route</text:span><text:span text:style-name="T6">('login') </text:span><text:span text:style-name="T7">}}</text:span><text:span text:style-name="T6">"</text:span><text:span text:style-name="T3">&gt;</text:span><text:span text:style-name="T7">{{</text:span> <text:span text:style-name="T7">__</text:span>(<text:span text:style-name="T6">'Login'</text:span>) <text:span text:style-name="T7">}}</text:span><text:span text:style-name="T3">&lt;/</text:span><text:span text:style-name="T4">a</text:span><text:span text:style-name="T3">&gt;</text:span></text:p>
      <text:p text:style-name="P5"><text:soft-page-break/><text:span text:style-name="T3">&lt;/</text:span><text:span text:style-name="T4">li</text:span><text:span text:style-name="T3">&gt;</text:span></text:p>
      <text:p text:style-name="P8">@endif</text:p>
      <text:p text:style-name="P9"/>
      <text:p text:style-name="P5"><text:span text:style-name="T4">@if </text:span>(<text:span text:style-name="T8">Route</text:span>::<text:span text:style-name="T7">has</text:span>(<text:span text:style-name="T6">'register'</text:span>))</text:p>
      <text:p text:style-name="P5"><text:span text:style-name="T3">&lt;</text:span><text:span text:style-name="T4">li</text:span> <text:span text:style-name="T5">class</text:span>=<text:span text:style-name="T6">"nav-item"</text:span><text:span text:style-name="T3">&gt;</text:span></text:p>
      <text:p text:style-name="P5"><text:span text:style-name="T3">&lt;</text:span><text:span text:style-name="T4">a</text:span> <text:span text:style-name="T5">class</text:span>=<text:span text:style-name="T6">"nav-link"</text:span> <text:span text:style-name="T5">href</text:span>=<text:span text:style-name="T6">"</text:span><text:span text:style-name="T7">{{</text:span><text:span text:style-name="T6"> </text:span><text:span text:style-name="T7">route</text:span><text:span text:style-name="T6">('register') </text:span><text:span text:style-name="T7">}}</text:span><text:span text:style-name="T6">"</text:span><text:span text:style-name="T3">&gt;</text:span><text:span text:style-name="T7">{{</text:span> <text:span text:style-name="T7">__</text:span>(<text:span text:style-name="T6">'Register'</text:span>) <text:span text:style-name="T7">}}</text:span><text:span text:style-name="T3">&lt;/</text:span><text:span text:style-name="T4">a</text:span><text:span text:style-name="T3">&gt;</text:span></text:p>
      <text:p text:style-name="P5"><text:span text:style-name="T3">&lt;/</text:span><text:span text:style-name="T4">li</text:span><text:span text:style-name="T3">&gt;</text:span></text:p>
      <text:p text:style-name="P8">@endif</text:p>
      <text:p text:style-name="P8">@else</text:p>
      <text:p text:style-name="P5"><text:span text:style-name="T3">&lt;</text:span><text:span text:style-name="T4">li</text:span> <text:span text:style-name="T5">class</text:span>=<text:span text:style-name="T6">"nav-item dropdown"</text:span><text:span text:style-name="T3">&gt;</text:span></text:p>
      <text:p text:style-name="P5"><text:span text:style-name="T3">&lt;</text:span><text:span text:style-name="T4">a</text:span> <text:span text:style-name="T5">id</text:span>=<text:span text:style-name="T6">"navbarDropdown"</text:span> <text:span text:style-name="T5">class</text:span>=<text:span text:style-name="T6">"nav-link dropdown-toggle"</text:span> <text:span text:style-name="T5">href</text:span>=<text:span text:style-name="T6">"#"</text:span> <text:span text:style-name="T5">role</text:span>=<text:span text:style-name="T6">"button"</text:span> <text:span text:style-name="T5">data-toggle</text:span>=<text:span text:style-name="T6">"dropdown"</text:span> <text:span text:style-name="T5">aria-haspopup</text:span>=<text:span text:style-name="T6">"true"</text:span> <text:span text:style-name="T5">aria-expanded</text:span>=<text:span text:style-name="T6">"false"</text:span> <text:span text:style-name="T5">v-pre</text:span><text:span text:style-name="T3">&gt;</text:span></text:p>
      <text:p text:style-name="P5"><text:span text:style-name="T7">{{</text:span> <text:span text:style-name="T8">Auth</text:span>::<text:span text:style-name="T7">user</text:span>()-&gt;<text:span text:style-name="T5">name</text:span> <text:span text:style-name="T7">}}</text:span></text:p>
      <text:p text:style-name="P5"><text:span text:style-name="T3">&lt;/</text:span><text:span text:style-name="T4">a</text:span><text:span text:style-name="T3">&gt;</text:span></text:p>
      <text:p text:style-name="P9"/>
      <text:p text:style-name="P5"><text:span text:style-name="T3">&lt;</text:span><text:span text:style-name="T4">div</text:span> <text:span text:style-name="T5">class</text:span>=<text:span text:style-name="T6">"dropdown-menu dropdown-menu-right"</text:span> <text:span text:style-name="T5">aria-labelledby</text:span>=<text:span text:style-name="T6">"navbarDropdown"</text:span><text:span text:style-name="T3">&gt;</text:span></text:p>
      <text:p text:style-name="P5"><text:span text:style-name="T3">&lt;</text:span><text:span text:style-name="T4">a</text:span> <text:span text:style-name="T5">class</text:span>=<text:span text:style-name="T6">"dropdown-item"</text:span> <text:span text:style-name="T5">href</text:span>=<text:span text:style-name="T6">"</text:span><text:span text:style-name="T7">{{</text:span><text:span text:style-name="T6"> </text:span><text:span text:style-name="T7">route</text:span><text:span text:style-name="T6">('logout') </text:span><text:span text:style-name="T7">}}</text:span><text:span text:style-name="T6">"</text:span></text:p>
      <text:p text:style-name="P5"><text:span text:style-name="T5">onclick</text:span>=<text:span text:style-name="T6">"</text:span><text:span text:style-name="T5">event</text:span><text:span text:style-name="T6">.</text:span><text:span text:style-name="T7">preventDefault</text:span><text:span text:style-name="T6">();</text:span></text:p>
      <text:p text:style-name="P5"><text:span text:style-name="T5">document</text:span><text:span text:style-name="T6">.</text:span><text:span text:style-name="T7">getElementById</text:span><text:span text:style-name="T6">('logout-form').</text:span><text:span text:style-name="T7">submit</text:span><text:span text:style-name="T6">();"</text:span><text:span text:style-name="T3">&gt;</text:span></text:p>
      <text:p text:style-name="P5"><text:span text:style-name="T7">{{</text:span> <text:span text:style-name="T7">__</text:span>(<text:span text:style-name="T6">'Logout'</text:span>) <text:span text:style-name="T7">}}</text:span></text:p>
      <text:p text:style-name="P5"><text:span text:style-name="T3">&lt;/</text:span><text:span text:style-name="T4">a</text:span><text:span text:style-name="T3">&gt;</text:span></text:p>
      <text:p text:style-name="P9"/>
      <text:p text:style-name="P5"><text:span text:style-name="T3">&lt;</text:span><text:span text:style-name="T4">form</text:span> <text:span text:style-name="T5">id</text:span>=<text:span text:style-name="T6">"logout-form"</text:span> <text:span text:style-name="T5">action</text:span>=<text:span text:style-name="T6">"</text:span><text:span text:style-name="T7">{{</text:span><text:span text:style-name="T6"> </text:span><text:span text:style-name="T7">route</text:span><text:span text:style-name="T6">('logout') </text:span><text:span text:style-name="T7">}}</text:span><text:span text:style-name="T6">"</text:span> <text:span text:style-name="T5">method</text:span>=<text:span text:style-name="T6">"POST"</text:span> <text:span text:style-name="T5">class</text:span>=<text:span text:style-name="T6">"d-none"</text:span><text:span text:style-name="T3">&gt;</text:span></text:p>
      <text:p text:style-name="P8">@csrf</text:p>
      <text:p text:style-name="P5"><text:span text:style-name="T3">&lt;/</text:span><text:span text:style-name="T4">form</text:span><text:span text:style-name="T3">&gt;</text:span></text:p>
      <text:p text:style-name="P5"><text:span text:style-name="T3">&lt;/</text:span><text:span text:style-name="T4">div</text:span><text:span text:style-name="T3">&gt;</text:span></text:p>
      <text:p text:style-name="P5"><text:span text:style-name="T3">&lt;/</text:span><text:span text:style-name="T4">li</text:span><text:span text:style-name="T3">&gt;</text:span></text:p>
      <text:p text:style-name="P8">@endguest</text:p>
      <text:p text:style-name="P5"><text:span text:style-name="T3">&lt;/</text:span><text:span text:style-name="T4">ul</text:span><text:span text:style-name="T3">&gt;</text:span></text:p>
      <text:p text:style-name="P5"><text:span text:style-name="T3">&lt;/</text:span><text:span text:style-name="T4">div</text:span><text:span text:style-name="T3">&gt;</text:span></text:p>
      <text:p text:style-name="P5"><text:span text:style-name="T3">&lt;/</text:span><text:span text:style-name="T4">div</text:span><text:span text:style-name="T3">&gt;</text:span></text:p>
      <text:p text:style-name="P5"><text:span text:style-name="T3">&lt;/</text:span><text:span text:style-name="T4">nav</text:span><text:span text:style-name="T3">&gt;</text:span></text:p>
      <text:p text:style-name="P9"/>
      <text:p text:style-name="P5"><text:span text:style-name="T3">&lt;</text:span><text:span text:style-name="T4">main</text:span> <text:span text:style-name="T5">class</text:span>=<text:span text:style-name="T6">"py-4"</text:span><text:span text:style-name="T3">&gt;</text:span></text:p>
      <text:p text:style-name="P5"><text:span text:style-name="T4">@yield</text:span>(<text:span text:style-name="T6">'content'</text:span>)</text:p>
      <text:p text:style-name="P5"><text:span text:style-name="T3">&lt;/</text:span><text:span text:style-name="T4">main</text:span><text:span text:style-name="T3">&gt;</text:span></text:p>
      <text:p text:style-name="P5"><text:span text:style-name="T3">&lt;/</text:span><text:span text:style-name="T4">div</text:span><text:span text:style-name="T3">&gt;</text:span></text:p>
      <text:p text:style-name="P5"><text:span text:style-name="T3">&lt;/</text:span><text:span text:style-name="T4">body</text:span><text:span text:style-name="T3">&gt;</text:span></text:p>
      <text:p text:style-name="P5"><text:span text:style-name="T3">&lt;/</text:span><text:span text:style-name="T4">html</text:span><text:span text:style-name="T3">&gt;</text:span></text:p>
      <text:p text:style-name="P5"/>
      <text:p text:style-name="P1"/>
      <text:p text:style-name="P1"/>
      <text:p text:style-name="P4"/>
      <text:p text:style-name="P1"/>
      <text:p text:style-name="P1"/>
      <text:list xml:id="list391125517" text:style-name="L1">
        <text:list-header>
          <text:p text:style-name="P2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6:42:36.930780940</meta:creation-date>
    <dc:date>2021-09-23T16:27:19.282329037</dc:date>
    <meta:editing-duration>PT5H19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2" meta:word-count="207" meta:character-count="2182" meta:non-whitespace-character-count="2054"/>
  </office:meta>
</office:document-meta>
</file>